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Brill" svg:font-family="Brill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35%"/>
    </style:style>
    <style:style style:name="T1" style:family="text">
      <style:text-properties fo:font-variant="small-caps"/>
    </style:style>
    <style:style style:name="T2" style:family="text">
      <style:text-properties fo:font-style="italic"/>
    </style:style>
    <style:style style:name="T3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AAG</text:span>, « Waldo Tobler (1930-2018) », <text:span text:style-name="T2">Association of American Geographers (AAG),</text:span> 2018, Memorials&amp;Tributes, p. 1 page sur le web.</text:p>
      <text:p text:style-name="P1"><text:span text:style-name="T1">AAAG group</text:span>, « The Waldo Tobler Distinguished Lecture in GIScience », URL : <text:a xlink:type="simple" xlink:href="http://aag-giss.org/competitions-awards/tobler-lectur" text:style-name="Internet_20_link" text:visited-style-name="Visited_20_Internet_20_Link">http://aag-giss.org/competitions-awards/tobler-lectur</text:a>.</text:p>
      <text:p text:style-name="P1"><text:span text:style-name="T1">Bahoken</text:span> Françoise, « Cartograflow. Filtering Origin-Destination matrices For Flow Mapping Purposes in R », <text:span text:style-name="T2">in</text:span> , Mondorf-les-Bains, Luxembourg, 2019, consulté le 21 septembre 2022, URL : <text:a xlink:type="simple" xlink:href="https://halshs.archives-ouvertes.fr/halshs-02937178" text:style-name="Internet_20_link" text:visited-style-name="Visited_20_Internet_20_Link">https://halshs.archives-ouvertes.fr/halshs-02937178</text:a>.</text:p>
      <text:p text:style-name="P1"><text:span text:style-name="T1">Bahoken</text:span> Françoise, « L’approche cartographique de la décomposition des matrices de flux », <text:span text:style-name="T2">Mappemonde</text:span>, 2015, 116 (4-2014), URL : <text:a xlink:type="simple" xlink:href="http://mappemonde-archive.mgm.fr/num44/articles/art14404.html" text:style-name="Internet_20_link" text:visited-style-name="Visited_20_Internet_20_Link">http://mappemonde-archive.mgm.fr/num44/articles/art14404.html</text:a>.</text:p>
      <text:p text:style-name="P1"><text:span text:style-name="T1">Bahoken</text:span> Françoise, « Pour le renouvellement de la sémiologie de la carte de flux », <text:span text:style-name="T2">Cartes &amp; géomatique</text:span>, 1 décembre 2014, n<text:span text:style-name="T3">o</text:span> 222, consulté le 21 septembre 2022, URL : <text:a xlink:type="simple" xlink:href="https://halshs.archives-ouvertes.fr/halshs-02937125" text:style-name="Internet_20_link" text:visited-style-name="Visited_20_Internet_20_Link">https://halshs.archives-ouvertes.fr/halshs-02937125</text:a>.</text:p>
      <text:p text:style-name="P1"><text:span text:style-name="T1">Bahoken</text:span> Françoise, « L’intérêt du raisonnement logique dans l’analyse cartographique des flux. L’exemple de migrations internes », <text:span text:style-name="T2">Revue internationale de géomatique</text:span>, 30 juin 2014, vol. 24, n<text:span text:style-name="T3">o</text:span> 2, pp. 231‑249, doi:<text:a xlink:type="simple" xlink:href="https://doi.org/10.3166/rig.24.231-249" text:style-name="Internet_20_link" text:visited-style-name="Visited_20_Internet_20_Link">10.3166/rig.24.231-249</text:a>.</text:p>
      <text:p text:style-name="P1"><text:span text:style-name="T1">Bahoken</text:span> Françoise, « Cartographie des flux et production d’indicateurs sur l’intensité des échanges », <text:span text:style-name="T2">in</text:span> , Nice, France, 2012, p. 2p, consulté le 21 septembre 2022, URL : <text:a xlink:type="simple" xlink:href="https://hal.archives-ouvertes.fr/hal-00996533" text:style-name="Internet_20_link" text:visited-style-name="Visited_20_Internet_20_Link">https://hal.archives-ouvertes.fr/hal-00996533</text:a>.</text:p>
      <text:p text:style-name="P1"><text:span text:style-name="T1">Bahoken</text:span> Françoise, <text:span text:style-name="T1">Grasland</text:span> Claude et <text:span text:style-name="T1">Zanin</text:span> Christine, « Flow mapping vs movement mapping: a theoretical and cartographic demonstration of their significance at a world scale », <text:span text:style-name="T2">in</text:span> <text:span text:style-name="T2">ECTQG 2015 - 19th European colloquium of Theoretical and Quantitative Geography</text:span>, Bari, Italie, Politecnico di Bari, 2015, p. 3p, consulté le 21 septembre 2022, URL : <text:a xlink:type="simple" xlink:href="https://hal.archives-ouvertes.fr/hal-01217237" text:style-name="Internet_20_link" text:visited-style-name="Visited_20_Internet_20_Link">https://hal.archives-ouvertes.fr/hal-01217237</text:a>.</text:p>
      <text:p text:style-name="P1"><text:span text:style-name="T1">Barnes</text:span> Trevor J., « A Paper Related to Everything but More Related to Local Things », <text:span text:style-name="T2">Annals of the Association of American Geographers</text:span>, 1 juin 2004, vol. 94, n<text:span text:style-name="T3">o</text:span> 2, pp. 278‑283, doi:<text:a xlink:type="simple" xlink:href="https://doi.org/10/bxjxmn" text:style-name="Internet_20_link" text:visited-style-name="Visited_20_Internet_20_Link">10/bxjxmn</text:a>.</text:p>
      <text:p text:style-name="P1"><text:span text:style-name="T1">Bronner</text:span> Anne-Christine, « L’accessibilité aux lieux : isochrones versus anamorphose », consulté le 21 septembre 2022, URL : <text:a xlink:type="simple" xlink:href="https://hal.archives-ouvertes.fr/hal-03771488" text:style-name="Internet_20_link" text:visited-style-name="Visited_20_Internet_20_Link">https://hal.archives-ouvertes.fr/hal-03771488</text:a>.</text:p>
      <text:p text:style-name="P1"><text:span text:style-name="T1">Cauvin</text:span> Colette, « Waldo Tobler », <text:span text:style-name="T2">in</text:span> <text:span text:style-name="T2">HyperGeo</text:span>, 2020, consulté le 22 septembre 2022, URL : <text:a xlink:type="simple" xlink:href="https://hypergeo.eu/waldo-tobler/" text:style-name="Internet_20_link" text:visited-style-name="Visited_20_Internet_20_Link">https://hypergeo.eu/waldo-tobler/</text:a>.</text:p>
      <text:p text:style-name="P1"><text:span text:style-name="T1">Cauvin</text:span> Colette, « Une méthode de comparaison de données localisées : la régression bidimensionnelle. Application à la perception de configurations dans la ville de Strasbourg », <text:span text:style-name="T2">L’Espace géographique</text:span>, 1984, vol. 13, n<text:span text:style-name="T3">o</text:span> 2, pp. 94‑109, doi:<text:a xlink:type="simple" xlink:href="https://doi.org/10.3406/spgeo.1984.3909" text:style-name="Internet_20_link" text:visited-style-name="Visited_20_Internet_20_Link">10.3406/spgeo.1984.3909</text:a>.</text:p>
      <text:p text:style-name="P1"><text:soft-page-break/><text:span text:style-name="T1">Cauvin</text:span> Colette et <text:span text:style-name="T1">Enaux</text:span> Christophe, « De la cartographie de report à la cartographie transformationnelle. Propositions pour la représentation des données de population », <text:span text:style-name="T2">Espace Populations Sociétés</text:span>, 1991, vol. 9, n<text:span text:style-name="T3">o</text:span> 3, pp. 487‑503, doi:<text:a xlink:type="simple" xlink:href="https://doi.org/10/d669hb" text:style-name="Internet_20_link" text:visited-style-name="Visited_20_Internet_20_Link">10/d669hb</text:a>.</text:p>
      <text:p text:style-name="P1"><text:span text:style-name="T1">Cauvin</text:span> Colette, <text:span text:style-name="T1">Escobar</text:span> Francisco, <text:span text:style-name="T1">Serradj</text:span> Abdelaziz et <text:span text:style-name="T1">Antoni</text:span> Jean-Philippe, <text:span text:style-name="T2">Cartographie thématique. 4, Des transformations renouvelées</text:span>, Paris, France, Hermes science : Lavoisier, Traité IGAT : Information géographique et aménagement du territoire, 2008, n<text:span text:style-name="T3">o</text:span> . 5/4, 198 p.</text:p>
      <text:p text:style-name="P1"><text:span text:style-name="T1">Cauvin</text:span> Colette, <text:span text:style-name="T1">Escobar</text:span> Francisco et <text:span text:style-name="T1">Serradj</text:span> Abdelaziz, <text:span text:style-name="T2">Cartographie thématique. 1, Une nouvelle démarche</text:span>, Paris, France, Hermes science : Lavoisier, Traité IGAT : Information géographique et aménagement du territoire, 2007, n<text:span text:style-name="T3">o</text:span> . 5/1, 284; iv p.</text:p>
      <text:p text:style-name="P1"><text:span text:style-name="T1">Cauvin</text:span> Colette et <text:span text:style-name="T1">Reymond</text:span> Henry, « Interaction spatiale et cartographie : les solutions de W. Tobler », <text:span text:style-name="T2">Espace Populations Sociétés</text:span>, 1991, vol. 9, n<text:span text:style-name="T3">o</text:span> 3, pp. 467‑485, doi:<text:a xlink:type="simple" xlink:href="https://doi.org/10/dj2f69" text:style-name="Internet_20_link" text:visited-style-name="Visited_20_Internet_20_Link">10/dj2f69</text:a>.</text:p>
      <text:p text:style-name="P1"><text:span text:style-name="T1">Cauvin-Reymond</text:span> Colette, « Waldo Tobler (1930-2018) », <text:span text:style-name="T2">cybergeo conversation</text:span>, 19 mars 2018, URL :  <text:a xlink:type="simple" xlink:href="https://cybergeo.hypotheses.org/230" text:style-name="Internet_20_link" text:visited-style-name="Visited_20_Internet_20_Link">https://cybergeo.hypotheses.org/230</text:a>.</text:p>
      <text:p text:style-name="P1"><text:span text:style-name="T1">Clarke</text:span> Keith C., « Waldo R. Tobler (1930–2018) », <text:span text:style-name="T2">Cartography and Geographic Information Science</text:span>, 4 juillet 2018, vol. 45, n<text:span text:style-name="T3">o</text:span> 4, pp. 287‑288, doi:<text:a xlink:type="simple" xlink:href="https://doi.org/10/gc95p4" text:style-name="Internet_20_link" text:visited-style-name="Visited_20_Internet_20_Link">10/gc95p4</text:a>.</text:p>
      <text:p text:style-name="P1"><text:span text:style-name="T1">Crede</text:span> S, « Waldo Tobler memorial Session », URL : <text:a xlink:type="simple" xlink:href="https://www.geo.uzh.ch/en/units/giva/news0/ICC2019.html" text:style-name="Internet_20_link" text:visited-style-name="Visited_20_Internet_20_Link">https://www.geo.uzh.ch/en/units/giva/news0/ICC2019.html</text:a>.</text:p>
      <text:p text:style-name="P1"><text:span text:style-name="T1">Dangermond</text:span> Jack et <text:span text:style-name="T1">Tobler</text:span> W. R., « Travaux de W. Tobler dans le domaine des SIG, à l’occasion de la remise du prix ESRI », URL : <text:a xlink:type="simple" xlink:href="https://www.esri.com/news/arcnews/fall99articles/08-drwaldo.html" text:style-name="Internet_20_link" text:visited-style-name="Visited_20_Internet_20_Link">https://www.esri.com/news/arcnews/fall99articles/08-drwaldo.html</text:a>.</text:p>
      <text:p text:style-name="P1"><text:span text:style-name="T1">DeMers</text:span> M. N., « GIS or Geographic Information Systems », <text:span text:style-name="T2">in</text:span> <text:span text:style-name="T2">Encyclopaedia Britannica, Computer System,</text:span> Encyclopaedia Britannica, GIS COMPUTER SYSTEM, 2020, URL : <text:a xlink:type="simple" xlink:href="https://www.britannica.com/technology/GIS" text:style-name="Internet_20_link" text:visited-style-name="Visited_20_Internet_20_Link">https://www.britannica.com/technology/GIS</text:a>.</text:p>
      <text:p text:style-name="P1"><text:span text:style-name="T1">Dorling</text:span> Danny et <text:span text:style-name="T1">Hennig</text:span> Benjamin, « Waldo Tobler: Remembering a genius », <text:span text:style-name="T2">The Cartographic Journal</text:span>, 3 juillet 2018, vol. 55, n<text:span text:style-name="T3">o</text:span> 3, pp. 303‑304, doi:<text:a xlink:type="simple" xlink:href="https://doi.org/10/ghz78c" text:style-name="Internet_20_link" text:visited-style-name="Visited_20_Internet_20_Link">10/ghz78c</text:a>.</text:p>
      <text:p text:style-name="P1"><text:span text:style-name="T1">ESRI</text:span>, « Esri News - Fall 1999 ArcNews -- Dr. Waldo Tobler Presented the Lifetime Achievement in GIS Award », 1999, consulté le 1 juin 2020, URL :  <text:a xlink:type="simple" xlink:href="https://www.esri.com/news/arcnews/fall99articles/08-drwaldo.html" text:style-name="Internet_20_link" text:visited-style-name="Visited_20_Internet_20_Link">https://www.esri.com/news/arcnews/fall99articles/08-drwaldo.html</text:a>.</text:p>
      <text:p text:style-name="P1"><text:span text:style-name="T1">Flowerdew</text:span> R., « Tobler Waldo (1930--) », <text:span text:style-name="T2">in</text:span> Waef <text:span text:style-name="T1">Barney</text:span> (dir.), <text:span text:style-name="T2">Encyclopedia of geography</text:span>, Sage Knowledge., 2010, URL : <text:a xlink:type="simple" xlink:href="http://dx.doi.org/10.4135/9781412939591.n1144" text:style-name="Internet_20_link" text:visited-style-name="Visited_20_Internet_20_Link">http://dx.doi.org/10.4135/9781412939591.n1144</text:a>.</text:p>
      <text:p text:style-name="P1"><text:span text:style-name="T1">Frančulaand</text:span> N. et <text:span text:style-name="T1">Lapain</text:span> M., « Waldo Tobler (1930-2018). In memoriam », <text:span text:style-name="T2">KiG (Cartography and Geoinformation),Zagreb (Croatie)</text:span>, 2019, vol. 17, n<text:span text:style-name="T3">o</text:span> 29, URL : <text:a xlink:type="simple" xlink:href="https://kig.kartografija.hr/index.php/kig/article/view/821/1516," text:style-name="Internet_20_link" text:visited-style-name="Visited_20_Internet_20_Link">https://kig.kartografija.hr/index.php/kig/article/view/821/1516,</text:a>.</text:p>
      <text:p text:style-name="P1"><text:soft-page-break/><text:span text:style-name="T1">Goodchild</text:span> Michael F., « The Validity and Usefulness of Laws in Geographic Information Science and Geography », <text:span text:style-name="T2">Annals of the Association of American Geographers</text:span>, 1 juin 2004, vol. 94, n<text:span text:style-name="T3">o</text:span> 2, pp. 300‑303, doi:<text:a xlink:type="simple" xlink:href="https://doi.org/10/dmjdr7" text:style-name="Internet_20_link" text:visited-style-name="Visited_20_Internet_20_Link">10/dmjdr7</text:a>.</text:p>
      <text:p text:style-name="P1"><text:span text:style-name="T1">Grasland</text:span> Claude, « Spatial analysis of social facts. A tentative theoretical framework  derived from Tobler’s first law of geography  and Blau’s multilevel structural theory of society », <text:span text:style-name="T2">in</text:span> François <text:span text:style-name="T1">Bavaud</text:span> et Christophe <text:span text:style-name="T1">Mager</text:span> (dir.), <text:span text:style-name="T2">Handbook of Quantitative Geography</text:span>, Lausanne, Switzerland, FGSE, University of Lausanne, UNIL • FGSE Workshop, n˚ series N° 2, 2009, pp. 117‑174, URL : <text:a xlink:type="simple" xlink:href="https://halshs.archives-ouvertes.fr/halshs-00410669%7Chttps://serval.unil.ch/resource/serval:BIB_05FBCD424B3F.P001/REF.pdf" text:style-name="Internet_20_link" text:visited-style-name="Visited_20_Internet_20_Link">https://halshs.archives-ouvertes.fr/halshs-00410669|https://serval.unil.ch/resource/serval:BIB_05FBCD424B3F.P001/REF.pdf</text:a>.</text:p>
      <text:p text:style-name="P1"><text:span text:style-name="T1">Grasland</text:span> Claude, « Global City revisited by Tobler’s first law of géography ».</text:p>
      <text:p text:style-name="P1"><text:span text:style-name="T1">Hessler</text:span> John, « Computing Space II: Taking Waldo Tobler’s Geography 482 | Worlds Revealed: Geography &amp; Maps at The Library Of Congress », 28 décembre 2015, consulté le 1 juin 2020, URL :  <text:a xlink:type="simple" xlink:href="https://doi.org///blogs.loc.gov/maps/2015/12/taking-waldo-toblers-geography-482/" text:style-name="Internet_20_link" text:visited-style-name="Visited_20_Internet_20_Link">//blogs.loc.gov/maps/2015/12/taking-waldo-toblers-geography-482/</text:a>.</text:p>
      <text:p text:style-name="P1"><text:span text:style-name="T1">Hubbart</text:span> P. et <text:span text:style-name="T1">Kitchin</text:span> Rob, « Waldo Tobler », <text:span text:style-name="T2">in</text:span> <text:span text:style-name="T2">Key Thinkers on space and Place</text:span>, Sage Publications, Inc., London, Sage.</text:p>
      <text:p text:style-name="P1"><text:span text:style-name="T1">Josselin</text:span> Didier, « An extension of the Tobler’s law? Influence of the metric to compute the distance between an optimal facility and its demand points », <text:span text:style-name="T2">in</text:span> <text:span text:style-name="T2">European Colloquium on Theoretical and Quantitative Geography (ECTQG) 2021</text:span>, Manchester, United Kingdom, 2021, consulté le 21 septembre 2022, URL : <text:a xlink:type="simple" xlink:href="https://hal.archives-ouvertes.fr/hal-03505831" text:style-name="Internet_20_link" text:visited-style-name="Visited_20_Internet_20_Link">https://hal.archives-ouvertes.fr/hal-03505831</text:a>.</text:p>
      <text:p text:style-name="P1"><text:span text:style-name="T1">Josselin</text:span> Didier, « La seconde loi cachée de la géographie - Influence du mode de calcul de la distance sur la localisation d’une facilité », <text:span text:style-name="T2">in</text:span> <text:span text:style-name="T2">57è colloque de l’Association de Sciences Régionale de Langue Française (ASRDLF)</text:span>, Avignon, France, ESPACE - CNRS - Université d’Avignon, Territoire(s) et numérique. Innovations, mutations et décision, 2021, consulté le 21 septembre 2022, URL : <text:a xlink:type="simple" xlink:href="https://hal.archives-ouvertes.fr/hal-03503727" text:style-name="Internet_20_link" text:visited-style-name="Visited_20_Internet_20_Link">https://hal.archives-ouvertes.fr/hal-03503727</text:a>.</text:p>
      <text:p text:style-name="P1"><text:span text:style-name="T1">Lambert</text:span> Nicolas, <text:span text:style-name="T1">Bahoken</text:span> Françoise et <text:span text:style-name="T1">Come</text:span> Etienne, « Vers une relecture du Flowmapper - Tribute to Tobler (TTT) », <text:span text:style-name="T2">in</text:span> , Toulouse, France, 2021, p. 9p, consulté le 21 septembre 2022, URL : <text:a xlink:type="simple" xlink:href="https://hal.archives-ouvertes.fr/hal-03434168" text:style-name="Internet_20_link" text:visited-style-name="Visited_20_Internet_20_Link">https://hal.archives-ouvertes.fr/hal-03434168</text:a>.</text:p>
      <text:p text:style-name="P1"><text:span text:style-name="T1">Lan</text:span> M., « Analytical Cartography », <text:span text:style-name="T2">in</text:span> K.K. <text:span text:style-name="T1">Kemp</text:span> (dir.), <text:span text:style-name="T2">Encyclopedia of geographic Information Science</text:span>, Sage Publications, Inc., London, Sage, 2008, pp. 9‑10, URL : <text:a xlink:type="simple" xlink:href="http://dx.doi.org/10.4135/9781412953962.n6" text:style-name="Internet_20_link" text:visited-style-name="Visited_20_Internet_20_Link">http://dx.doi.org/10.4135/9781412953962.n6</text:a>.</text:p>
      <text:p text:style-name="P1"><text:span text:style-name="T1">McMaster</text:span> R. et <text:span text:style-name="T1">McMaster</text:span> S., « A History of Twentieth-Century American Academic Cartography », <text:span text:style-name="T2">Cartography and Geographic Information Science</text:span>, 2002, vol. 29, n<text:span text:style-name="T3">o</text:span> 3, pp. 305‑321, doi:<text:a xlink:type="simple" xlink:href="https://doi.org/10/c23mzt" text:style-name="Internet_20_link" text:visited-style-name="Visited_20_Internet_20_Link">10/c23mzt</text:a>.</text:p>
      <text:p text:style-name="P1"><text:span text:style-name="T1">Miller</text:span> Harvey J., « Tobler’s First Law and Spatial Analysis », <text:span text:style-name="T2">Annals of the Association of American Geographers</text:span>, 1 juin 2004, vol. 94, n<text:span text:style-name="T3">o</text:span> 2, pp. 284‑289, doi:<text:a xlink:type="simple" xlink:href="https://doi.org/10/dh39xr" text:style-name="Internet_20_link" text:visited-style-name="Visited_20_Internet_20_Link">10/dh39xr</text:a>.</text:p>
      <text:p text:style-name="P1"><text:span text:style-name="T1">Monmonnier</text:span> M. S., « Waldo R. Tobler (1930–2018) », <text:span text:style-name="T2">Imago Mundi</text:span>, 2019, vol. 71, n<text:span text:style-name="T3">o</text:span> 1, pp. 87‑88, doi:<text:a xlink:type="simple" xlink:href="https://doi.org/10/gh2tsw" text:style-name="Internet_20_link" text:visited-style-name="Visited_20_Internet_20_Link">10/gh2tsw</text:a>.</text:p>
      <text:p text:style-name="P1"><text:soft-page-break/><text:span text:style-name="T1">Mu</text:span> Lan, « Analytical Cartography », <text:span text:style-name="T2">in</text:span> K.K. <text:span text:style-name="T1">Kemp</text:span> (dir.), <text:span text:style-name="T2">Encyclopedia of geographic Information Science</text:span>, Sage Publications, Inc., London (UK), 2008, pp. 9‑10, URL : <text:a xlink:type="simple" xlink:href="http://dx.doi.org/10.4135/9781412953962" text:style-name="Internet_20_link" text:visited-style-name="Visited_20_Internet_20_Link">http://dx.doi.org/10.4135/9781412953962</text:a>.</text:p>
      <text:p text:style-name="P1"><text:span text:style-name="T1">Phillips</text:span> Jonathan, « Doing Justice to the Law », <text:span text:style-name="T2">Annals of the Association of American Geographers</text:span>, 1 juin 2004, vol. 94, n<text:span text:style-name="T3">o</text:span> 2, pp. 290‑293, doi:<text:a xlink:type="simple" xlink:href="https://doi.org/10/dh39xr" text:style-name="Internet_20_link" text:visited-style-name="Visited_20_Internet_20_Link">10/dh39xr</text:a>.</text:p>
      <text:p text:style-name="P1"><text:span text:style-name="T1">Rivière</text:span> Ph., « Les projections hyperelliptiques de Waldo Tobler », URL : <text:a xlink:type="simple" xlink:href="https://visionscarto.net/projections-hyperelliptiques" text:style-name="Internet_20_link" text:visited-style-name="Visited_20_Internet_20_Link">https://visionscarto.net/projections-hyperelliptiques</text:a>.</text:p>
      <text:p text:style-name="P1"><text:span text:style-name="T1">Slocum</text:span> T., <text:span text:style-name="T1">McMaster</text:span> R., <text:span text:style-name="T1">Kessler</text:span> F. C. et <text:span text:style-name="T1">Howard</text:span> H. H., « The paradigms of american cartography. Analytical Cartography », <text:span text:style-name="T2">in</text:span> <text:span text:style-name="T2">Thematic cartography and geography visualization</text:span>, New Jersey (E-U), Pearson Prentice Hall, 2005, vol.chapitre 2, pp. 30‑31.</text:p>
      <text:p text:style-name="P1"><text:span text:style-name="T1">Smith</text:span> Jonathan, « Tobler’s First LaUnlawful Relations and Verbal Inflationw of Geography: A Big Idea for a Small World? », <text:span text:style-name="T2">Annals of the Association of American Geographers</text:span>, 1 juin 2004, vol. 94, n<text:span text:style-name="T3">o</text:span> 2, pp. 294‑299, doi:<text:a xlink:type="simple" xlink:href="https://doi.org/10/fk249f" text:style-name="Internet_20_link" text:visited-style-name="Visited_20_Internet_20_Link">10/fk249f</text:a>.</text:p>
      <text:p text:style-name="P1"><text:span text:style-name="T1">Sui</text:span> Daniel Z., « Tobler’s First Law of Geography: A Big Idea for a Small World? », <text:span text:style-name="T2">Annals of the Association of American Geographers</text:span>, 1 juin 2004, vol. 94, n<text:span text:style-name="T3">o</text:span> 2, pp. 269‑277, doi:<text:a xlink:type="simple" xlink:href="https://doi.org/10/fk249f" text:style-name="Internet_20_link" text:visited-style-name="Visited_20_Internet_20_Link">10/fk249f</text:a>.</text:p>
      <text:p text:style-name="P1"><text:span text:style-name="T1">The Archaeological Institute of America (AIA)</text:span>, « Waldo Tobler », URL : <text:a xlink:type="simple" xlink:href="https://geog.ucsb.edu/waldo-tobler-receives-the-2014-pomerance-award-for-scientific-contributions-to-archaeology/" text:style-name="Internet_20_link" text:visited-style-name="Visited_20_Internet_20_Link">https://geog.ucsb.edu/waldo-tobler-receives-the-2014-pomerance-award-for-scientific-contributions-to-archaeology/</text:a>.</text:p>
      <text:p text:style-name="P1"><text:span text:style-name="T1">Thoits</text:span> S., « Waldo R. Tobler of Santa Barbara, 1930–2018 », URL : <text:a xlink:type="simple" xlink:href="https://doi.org/www.noozhawk.com/article/%20waldo_r._tobler_of_santa_barbara_1930_2018" text:style-name="Internet_20_link" text:visited-style-name="Visited_20_Internet_20_Link">www.noozhawk.com/article/ waldo_r._tobler_of_santa_barbara_1930_2018</text:a>.</text:p>
      <text:p text:style-name="P1"><text:span text:style-name="T1">Tobler</text:span> Waldo, « L’automation dans la préparation des cartes thématiques », 1966, consulté le 21 septembre 2022, URL : <text:a xlink:type="simple" xlink:href="https://hal.archives-ouvertes.fr/hal-03773410" text:style-name="Internet_20_link" text:visited-style-name="Visited_20_Internet_20_Link">https://hal.archives-ouvertes.fr/hal-03773410</text:a>.</text:p>
      <text:p text:style-name="P1"><text:span text:style-name="T1">Tobler</text:span> Waldo et <text:span text:style-name="T1">Bahoken</text:span> Françoise, « Waldo R. Tobler, 1969, Review of Sémiologie graphique: Les Diagrammes – Les réseaux – Les Cartes, Journal of the American Statistical Association, 24(325):391-392. Version bilingue et commentée », 2022, consulté le 21 septembre 2022, URL : <text:a xlink:type="simple" xlink:href="https://hal.archives-ouvertes.fr/hal-03583854" text:style-name="Internet_20_link" text:visited-style-name="Visited_20_Internet_20_Link">https://hal.archives-ouvertes.fr/hal-03583854</text:a>.</text:p>
      <text:p text:style-name="P1"><text:span text:style-name="T1">Tobler</text:span> Waldo et <text:span text:style-name="T1">Bahoken</text:span> Françoise, « Statistical cartography: what it is ? », 2022, consulté le 21 septembre 2022, URL : <text:a xlink:type="simple" xlink:href="https://hal.archives-ouvertes.fr/hal-03739509" text:style-name="Internet_20_link" text:visited-style-name="Visited_20_Internet_20_Link">https://hal.archives-ouvertes.fr/hal-03739509</text:a>.</text:p>
      <text:p text:style-name="P1"><text:span text:style-name="T1">Tobler</text:span> Waldo et <text:span text:style-name="T1">Jégou</text:span> Laurent, « Des cartes choroplèthes sans classes ? », 2022, consulté le 21 septembre 2022, URL : <text:a xlink:type="simple" xlink:href="https://hal.archives-ouvertes.fr/hal-03777114" text:style-name="Internet_20_link" text:visited-style-name="Visited_20_Internet_20_Link">https://hal.archives-ouvertes.fr/hal-03777114</text:a>.</text:p>
      <text:p text:style-name="P1"><text:span text:style-name="T1">UCGIS</text:span>, « Waldo R. Tobler », <text:span text:style-name="T2">University Consortium for Geographic Information Science (UCGIS)</text:span>, 2012, Awarded year, p. 1 page web.</text:p>
      <text:p text:style-name="P1"><text:span text:style-name="T1">UCSB</text:span>, « Waldo R. Tobler, Geography Professor Emeritus (1930-2018)" », URL : <text:a xlink:type="simple" xlink:href="https://doi.org/,%20https://geog.ucsb.edu/waldo-r-tobler-geography-professor-emeritus-passes-away/" text:style-name="Internet_20_link" text:visited-style-name="Visited_20_Internet_20_Link">, https://geog.ucsb.edu/waldo-r-tobler-geography-professor-emeritus-passes-away/</text:a>.</text:p>
      <text:p text:style-name="P1"><text:span text:style-name="T1">UCSB</text:span>, <text:span text:style-name="T2">Waldo Tobler Memorial Lecture Fund</text:span>, 2018, URL : <text:a xlink:type="simple" xlink:href="https://giving.ucsb.edu/Funds/Give?id=339" text:style-name="Internet_20_link" text:visited-style-name="Visited_20_Internet_20_Link">https://giving.ucsb.edu/Funds/Give?id=339</text:a>.</text:p>
      <text:p text:style-name="P1"><text:span text:style-name="T1">UCSB</text:span>, « Waldo Tobler Memorial Lecture Fund », URL : <text:a xlink:type="simple" xlink:href="https://giving.ucsb.edu/Funds/Give?id=339" text:style-name="Internet_20_link" text:visited-style-name="Visited_20_Internet_20_Link">https://giving.ucsb.edu/Funds/Give?id=339</text:a>.</text:p>
      <text:p text:style-name="P1"><text:soft-page-break/><text:span text:style-name="T1">UCSB</text:span>, « Kudos to Professor Emeritus Waldo Tobler », URL : <text:a xlink:type="simple" xlink:href="https://geog.ucsb.edu/kudos-to-professor-emeritus-waldo-tobler/" text:style-name="Internet_20_link" text:visited-style-name="Visited_20_Internet_20_Link">https://geog.ucsb.edu/kudos-to-professor-emeritus-waldo-tobler/</text:a>.</text:p>
      <text:p text:style-name="P1"><text:span text:style-name="T1">Unknown</text:span>, « Geographer Hall of Fame – Waldo Tobler », <text:span text:style-name="T2">Geographical Perspectives</text:span>, 2012, Comments, p. 1 page web.</text:p>
      <text:p text:style-name="P1"><text:span text:style-name="T1">Unwin</text:span> David, « Waldo Tobler: An appreciation of the contributions made to geographic information science », <text:span text:style-name="T2">Transactions in GIS</text:span>, 2019, vol. 23, n<text:span text:style-name="T3">o</text:span> 2, pp. 387‑393, doi:<text:a xlink:type="simple" xlink:href="https://doi.org/10/gh2tsx" text:style-name="Internet_20_link" text:visited-style-name="Visited_20_Internet_20_Link">10/gh2tsx</text:a>.</text:p>
      <text:p text:style-name="P1"><text:span text:style-name="T1">URISA</text:span>, « Waldo Tobler, winner 2016 », <text:span text:style-name="T2">URISA’s GIS Hall of Fame</text:span>, 2013, URL : <text:a xlink:type="simple" xlink:href="http://urisa.maps.arcgis.com/apps/MapSeries/index.html?appid=5c945e41c5b146c09c7ba6f9991b623" text:style-name="Internet_20_link" text:visited-style-name="Visited_20_Internet_20_Link">http://urisa.maps.arcgis.com/apps/MapSeries/index.html?appid=5c945e41c5b146c09c7ba6f9991b623</text:a>.</text:p>
      <text:p text:style-name="P1"><text:span text:style-name="T1">Vuidel</text:span> Gilles, « Darcy. Logiciel de transformation cartographique vectorielle », consulté le 2 janvier 2022, URL : <text:a xlink:type="simple" xlink:href="https://sourcesup.renater.fr/www/transcarto/darcy/" text:style-name="Internet_20_link" text:visited-style-name="Visited_20_Internet_20_Link">https://sourcesup.renater.fr/www/transcarto/darcy/</text:a>.</text:p>
      <text:p text:style-name="P1">« Waldo R. Tobler », <text:span text:style-name="T2">in</text:span> <text:span text:style-name="T2">Wikipedia</text:span>, 2020, consulté le 1 juin 2020, URL : <text:a xlink:type="simple" xlink:href="https://en.wikipedia.org/w/index.php?title=Waldo_R._Tobler&amp;oldid=953708237" text:style-name="Internet_20_link" text:visited-style-name="Visited_20_Internet_20_Link">https://en.wikipedia.org/w/index.php?title=Waldo_R._Tobler&amp;oldid=953708237</text:a>.</text:p>
      <text:p text:style-name="P1">« « L’immigration franco-canadienne au Massachusetts Rimber - Recherche Google », consulté le 28 octobre 2020, URL :  <text:a xlink:type="simple" xlink:href="https://www.google.com/search?rlz=1C1CHBF_frFR853FR853&amp;sxsrf=ALeKk00k2ZXhA52aKK1gHZRka0fVak2MmQ%3A1603893636228&amp;ei=hHmZX4nCDcKLlwTy4aCABg&amp;q=«+L’immigration+franco-canadienne+au+Massachusetts+Rimber&amp;oq=«+L’immigration+franco-canadienne+au+Massachusetts+Rimber&amp;gs_lcp=CgZwc3ktYWIQAzIECCMQJzoECAAQR1CFOViFOWD1PmgAcAJ4AIABVIgBVJIBATGYAQCgAQGqAQdnd3Mtd2l6yAEIwAEB&amp;sclient=psy-ab&amp;ved=0ahUKEwiJlMezudfsAhXCxYUKHfIwCGAQ4dUDCA0&amp;uact=5" text:style-name="Internet_20_link" text:visited-style-name="Visited_20_Internet_20_Link">https://www.google.com/search?rlz=1C1CHBF_frFR853FR853&amp;sxsrf=ALeKk00k2ZXhA52aKK1gHZRka0fVak2MmQ%3A1603893636228&amp;ei=hHmZX4nCDcKLlwTy4aCABg&amp;q=%C2%AB+L%E2%80%99immigration+franco-canadienne+au+Massachusetts+Rimber&amp;oq=%C2%AB+L%E2%80%99immigration+franco-canadienne+au+Massachusetts+Rimber&amp;gs_lcp=CgZwc3ktYWIQAzIECCMQJzoECAAQR1CFOViFOWD1PmgAcAJ4AIABVIgBVJIBATGYAQCgAQGqAQdnd3Mtd2l6yAEIwAEB&amp;sclient=psy-ab&amp;ved=0ahUKEwiJlMezudfsAhXCxYUKHfIwCGAQ4dUDCA0&amp;uact=5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Brill" svg:font-family="Brill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ril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ril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Brill" fo:font-family="Brill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rill" fo:font-family="Brill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rill" fo:font-family="Brill"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2T16:57:42.729000000</meta:creation-date>
    <dc:date>2022-09-22T17:11:16.455000000</dc:date>
    <meta:editing-duration>PT3M23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5" meta:paragraph-count="60" meta:word-count="1558" meta:character-count="12092" meta:non-whitespace-character-count="10589"/>
  </office:meta>
</office:document-meta>
</file>